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dgetEventMulticaster.add( TreeSelectionListener a , TreeSelectionListener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EventMulticaster.add( ActionListener a , ActionListener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EventMulticaster.remove( ValueChangedListener l , ValueChangedListener old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EventMulticaster.widgetCreated( Creat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idgetEventMulticaster.remove( CreateListener l , CreateListener old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EventMulticaster.add( RepeaterListener a , RepeaterListener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EventMulticaster.remove( RepeaterListener l , RepeaterListener old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EventMulticaster.add( ProcessingPhaseListener a , ProcessingPhaseListener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EventMulticaster.WidgetEventMulticaster( EventListener a , EventListener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EventMulticaster.remove( ActionListener l , ActionListener old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EventMulticaster.repeaterModified( Repeater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idgetEventMulticaster.selectionChanged( TreeSele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idgetEventMulticaster.remove( TreeSelectionListener l , TreeSelectionListener old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EventMulticaster.actionPerformed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idgetEventMulticaster.remove( EventListener old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idgetEventMulticaster.remove( ProcessingPhaseListener l , ProcessingPhaseListener old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EventMulticaster.add( ValueChangedListener a , ValueChangedListener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EventMulticaster.addInternal( EventListener a , EventListener 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idgetEventMulticaster.add( CreateListener a , CreateListener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EventMulticaster.valueChanged( ValueChanged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idgetEventMulticaster.phaseEnded( ProcessingPhas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